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0.44pt" svg:x="12.73pt" svg:y="1.05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4" calcext:value-type="float">
            <text:p>134</text:p>
          </table:table-cell>
          <table:table-cell table:style-name="ce6" table:formula="of:=([.H42]/[.G42])" office:value-type="percentage" office:value="0.0852417302798982" calcext:value-type="percentage">
            <text:p>8.52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52.417302798982" calcext:value-type="float">
            <text:p>852.42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46646" calcext:value-type="float">
            <text:p>146646</text:p>
          </table:table-cell>
          <table:table-cell table:style-name="ce1" table:formula="of:=SUM([.H3:.H70])" office:value-type="float" office:value="7922" calcext:value-type="float">
            <text:p>7922</text:p>
          </table:table-cell>
          <table:table-cell table:style-name="ce6" table:formula="of:=([.H72]/[.G72])" office:value-type="percentage" office:value="0.054021248448645" calcext:value-type="percentage">
            <text:p>5.40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2:38:46.453265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8-02-18T12:39:44.737745325</dc:date>
    <meta:editing-duration>P2DT16H31M57S</meta:editing-duration>
    <meta:editing-cycles>99</meta:editing-cycles>
    <meta:generator>LibreOffice/5.1.6.2$Linux_X86_64 LibreOffice_project/10m0$Build-2</meta:generator>
    <meta:document-statistic meta:table-count="2" meta:cell-count="138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5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9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1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4">
                <text:p>134</text:p>
              </table:table-cell>
              <table:table-cell office:value-type="float" office:value="157.2">
                <text:p>157.2</text:p>
              </table:table-cell>
              <table:table-cell office:value-type="float" office:value="852.417302798982">
                <text:p>852.4173027989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5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